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3280" officeooo:paragraph-rsid="000932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iii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3T16:30:24.663000000</meta:creation-date>
    <dc:date>2025-09-03T16:30:31.688000000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5.4.2$Windows_X86_64 LibreOffice_project/36ccfdc35048b057fd9854c757a8b67ec53977b6</meta:generator>
  </office:meta>
</office:document-meta>
</file>